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fafdb" officeooo:paragraph-rsid="001fafdb"/>
    </style:style>
    <style:style style:name="P3" style:family="paragraph" style:parent-style-name="Preformatted_20_Text">
      <style:text-properties officeooo:rsid="0020af95" officeooo:paragraph-rsid="0020af95"/>
    </style:style>
    <style:style style:name="P4" style:family="paragraph" style:parent-style-name="Preformatted_20_Text">
      <style:text-properties fo:color="#12488b" loext:opacity="100%" fo:font-weight="bold"/>
    </style:style>
    <style:style style:name="P5" style:family="paragraph" style:parent-style-name="Standard">
      <style:text-properties officeooo:rsid="001facf0" officeooo:paragraph-rsid="001facf0"/>
    </style:style>
    <style:style style:name="P6" style:family="paragraph" style:parent-style-name="Standard">
      <style:text-properties officeooo:paragraph-rsid="001facf0"/>
    </style:style>
    <style:style style:name="P7" style:family="paragraph" style:parent-style-name="Standard">
      <style:text-properties officeooo:rsid="001fafdb" officeooo:paragraph-rsid="001fafdb"/>
    </style:style>
    <style:style style:name="P8" style:family="paragraph" style:parent-style-name="Standard">
      <style:text-properties officeooo:rsid="0020af95" officeooo:paragraph-rsid="0020af95"/>
    </style:style>
    <style:style style:name="P9" style:family="paragraph" style:parent-style-name="Standard">
      <style:text-properties officeooo:paragraph-rsid="0020af95"/>
    </style:style>
    <style:style style:name="P10" style:family="paragraph" style:parent-style-name="Standard">
      <style:text-properties officeooo:rsid="00215823" officeooo:paragraph-rsid="00215823"/>
    </style:style>
    <style:style style:name="P11" style:family="paragraph" style:parent-style-name="Standard">
      <style:text-properties officeooo:rsid="002310d2" officeooo:paragraph-rsid="002310d2"/>
    </style:style>
    <style:style style:name="P12" style:family="paragraph" style:parent-style-name="Standard">
      <style:text-properties officeooo:paragraph-rsid="002310d2"/>
    </style:style>
    <style:style style:name="P13" style:family="paragraph" style:parent-style-name="Standard">
      <style:text-properties officeooo:rsid="00247429" officeooo:paragraph-rsid="00247429"/>
    </style:style>
    <style:style style:name="P14" style:family="paragraph" style:parent-style-name="Standard">
      <style:text-properties officeooo:paragraph-rsid="00247429"/>
    </style:style>
    <style:style style:name="P15" style:family="paragraph" style:parent-style-name="Standard">
      <style:text-properties officeooo:rsid="0025057f" officeooo:paragraph-rsid="0025057f"/>
    </style:style>
    <style:style style:name="P16" style:family="paragraph" style:parent-style-name="Standard">
      <style:text-properties officeooo:paragraph-rsid="0025057f"/>
    </style:style>
    <style:style style:name="P17" style:family="paragraph" style:parent-style-name="Standard">
      <style:text-properties officeooo:rsid="0025aa85" officeooo:paragraph-rsid="0025aa85"/>
    </style:style>
    <style:style style:name="P18" style:family="paragraph" style:parent-style-name="Standard">
      <style:text-properties officeooo:paragraph-rsid="0025aa85"/>
    </style:style>
    <style:style style:name="P19" style:family="paragraph" style:parent-style-name="Standard">
      <style:text-properties officeooo:rsid="00278e90" officeooo:paragraph-rsid="00278e90"/>
    </style:style>
    <style:style style:name="T1" style:family="text">
      <style:text-properties officeooo:rsid="001facf0"/>
    </style:style>
    <style:style style:name="T2" style:family="text">
      <style:text-properties fo:color="#12488b" loext:opacity="100%" fo:font-weight="bold"/>
    </style:style>
    <style:style style:name="T3" style:family="text">
      <style:text-properties officeooo:rsid="0020af95"/>
    </style:style>
    <style:style style:name="T4" style:family="text">
      <style:text-properties fo:color="#26a269" loext:opacity="100%" fo:font-weight="bold"/>
    </style:style>
    <style:style style:name="T5" style:family="text">
      <style:text-properties officeooo:rsid="002310d2"/>
    </style:style>
    <style:style style:name="T6" style:family="text">
      <style:text-properties officeooo:rsid="00247429"/>
    </style:style>
    <style:style style:name="T7" style:family="text">
      <style:text-properties officeooo:rsid="0025057f"/>
    </style:style>
    <style:style style:name="T8" style:family="text">
      <style:text-properties officeooo:rsid="0025aa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ue 1-List the directory contents date wise sorted. ( man ls)</text:p>
      <text:p text:style-name="P5"/>
      <text:p text:style-name="P6"><text:span text:style-name="T1">-&gt;</text:span>ls -l -s -t</text:p>
      <text:p text:style-name="Preformatted_20_Text">total 208</text:p>
      <text:p text:style-name="Preformatted_20_Text"><text:s/>4 drwxrwxr-x <text:s text:c="2"/>2 sunbeam sunbeam <text:s/>4096 Jun <text:s/>1 17:11 <text:s/><text:span text:style-name="T2">OSassignments</text:span></text:p>
      <text:p text:style-name="Preformatted_20_Text"><text:s/>4 drwxrwxr-x <text:s text:c="2"/>4 sunbeam sunbeam <text:s/>4096 May 31 18:54 <text:s/><text:span text:style-name="T2">OsAssi</text:span></text:p>
      <text:p text:style-name="Preformatted_20_Text"><text:s/>4 drwxrwxr-x <text:s text:c="2"/>3 sunbeam sunbeam <text:s/>4096 May 31 18:36 <text:s/><text:span text:style-name="T2">Struct</text:span></text:p>
      <text:p text:style-name="Preformatted_20_Text"><text:s/>4 drwxrwxr-x <text:s text:c="2"/>2 sunbeam sunbeam <text:s/>4096 May 31 18:15 <text:s/><text:span text:style-name="T2">ospractise</text:span></text:p>
      <text:p text:style-name="Preformatted_20_Text"><text:s/>4 drwxr-xr-x <text:s text:c="2"/>4 sunbeam sunbeam <text:s/>4096 May 13 14:18 <text:s/><text:span text:style-name="T2">Downloads</text:span></text:p>
      <text:p text:style-name="Preformatted_20_Text"><text:s/>4 drwxr-xr-x <text:s text:c="2"/>5 sunbeam sunbeam <text:s/>4096 Apr 24 21:58 <text:s/><text:span text:style-name="T2">Desktop</text:span></text:p>
      <text:p text:style-name="Preformatted_20_Text"><text:s/>4 drwxr-xr-x <text:s/>10 sunbeam sunbeam <text:s/>4096 Apr 23 22:25 <text:s/><text:span text:style-name="T2">Documents</text:span></text:p>
      <text:p text:style-name="Preformatted_20_Text">48 -rw-rw-r-- <text:s text:c="2"/>1 sunbeam sunbeam 47941 Apr 19 18:40 <text:s/>yarn.lock</text:p>
      <text:p text:style-name="Preformatted_20_Text">68 -rw-rw-r-- <text:s text:c="2"/>1 sunbeam sunbeam 68563 Apr 19 18:40 <text:s/>package-lock.json</text:p>
      <text:p text:style-name="Preformatted_20_Text"><text:s/>4 drwxrwxr-x 170 sunbeam sunbeam <text:s/>4096 Apr 19 18:40 <text:s/><text:span text:style-name="T2">node_modules</text:span></text:p>
      <text:p text:style-name="Preformatted_20_Text"><text:s/>4 -rw-rw-r-- <text:s text:c="2"/>1 sunbeam sunbeam <text:s text:c="2"/>239 Apr 19 17:31 <text:s/>package.json</text:p>
      <text:p text:style-name="P1"><text:s/>4 drwxrwxr-x <text:s text:c="2"/>5 sunbeam sunbeam <text:s/>4096 Apr 17 18</text:p>
      <text:p text:style-name="P7">que 2-List the directory contents size wise sorted.(man ls)</text:p>
      <text:p text:style-name="P2"><text:s/>ls -l -s -t -r</text:p>
      <text:p text:style-name="Preformatted_20_Text">total 208</text:p>
      <text:p text:style-name="Preformatted_20_Text"><text:s/>4 drwx------ <text:s text:c="2"/>6 sunbeam sunbeam <text:s/>4096 Mar <text:s/>6 18:05 <text:s/><text:span text:style-name="T2">snap</text:span></text:p>
      <text:p text:style-name="Preformatted_20_Text"><text:s/>4 drwxr-xr-x <text:s text:c="2"/>2 sunbeam sunbeam <text:s/>4096 Mar <text:s/>7 00:59 <text:s/><text:span text:style-name="T2">Videos</text:span></text:p>
      <text:p text:style-name="Preformatted_20_Text"><text:s/>4 drwxr-xr-x <text:s text:c="2"/>2 sunbeam sunbeam <text:s/>4096 Mar <text:s/>7 00:59 <text:s/><text:span text:style-name="T2">Templates</text:span></text:p>
      <text:p text:style-name="Preformatted_20_Text"><text:s/>4 drwxr-xr-x <text:s text:c="2"/>2 sunbeam sunbeam <text:s/>4096 Mar <text:s/>7 00:59 <text:s/><text:span text:style-name="T2">Public</text:span></text:p>
      <text:p text:style-name="Preformatted_20_Text"><text:s/>4 drwxr-xr-x <text:s text:c="2"/>2 sunbeam sunbeam <text:s/>4096 Mar <text:s/>7 00:59 <text:s/><text:span text:style-name="T2">Music</text:span></text:p>
      <text:p text:style-name="Preformatted_20_Text"><text:s/>4 drwxr-xr-x <text:s text:c="2"/>3 sunbeam sunbeam <text:s/>4096 Mar 14 21:54 <text:s/><text:span text:style-name="T2">Pictures</text:span></text:p>
      <text:p text:style-name="Preformatted_20_Text"><text:s/>4 drwxrwxr-x <text:s text:c="2"/>2 sunbeam sunbeam <text:s/>4096 Mar 20 14:20 <text:s/><text:span text:style-name="T2">gitcommand</text:span></text:p>
      <text:p text:style-name="Preformatted_20_Text"><text:s/>4 -rw-rw-r-- <text:s text:c="2"/>1 sunbeam sunbeam <text:s text:c="2"/>248 Mar 20 17:46 &amp;apos;Untitled Document 1&amp;apos;</text:p>
      <text:p text:style-name="Preformatted_20_Text"><text:s/>8 -rw-rw-r-- <text:s text:c="2"/>1 sunbeam sunbeam <text:s/>7463 Mar 29 23:36 <text:s/>procedure</text:p>
      <text:p text:style-name="Preformatted_20_Text"><text:s/>4 -rw-rw-r-- <text:s text:c="2"/>1 sunbeam sunbeam <text:s text:c="2"/>279 Mar 31 23:02 <text:s/>sq.sql</text:p>
      <text:p text:style-name="Preformatted_20_Text"><text:s/>4 drwxrwxr-x <text:s text:c="2"/>3 sunbeam sunbeam <text:s/>4096 Apr 12 14:43 <text:s/><text:span text:style-name="T2">Postman</text:span></text:p>
      <text:p text:style-name="Preformatted_20_Text"><text:s/>4 drwxrwxr-x <text:s text:c="2"/>3 sunbeam sunbeam <text:s/>4096 Apr 17 13:57 <text:s/><text:span text:style-name="T2">app3-server</text:span></text:p>
      <text:p text:style-name="P1"><text:s/>4 drwxrwxr-x <text:s text:c="2"/>5 sunbeam sunbeam <text:s/>4096 Apr 17 18:11 <text:s/><text:span text:style-name="T2">app3categorylistandproprty</text:span></text:p>
      <text:p text:style-name="P7"/>
      <text:p text:style-name="P7">que-3-List directory contents along with their inode no. (man</text:p>
      <text:p text:style-name="P7">ls)</text:p>
      <text:p text:style-name="P7">ls -l -i</text:p>
      <text:p text:style-name="P7">total 208</text:p>
      <text:p text:style-name="P7">4721701 drwxrwxr-x <text:s text:c="2"/>5 sunbeam sunbeam <text:s/>4096 Apr 17 18:11 <text:s/>app3categorylistandproprtylist</text:p>
      <text:p text:style-name="P7">4763088 drwxrwxr-x <text:s text:c="2"/>3 sunbeam sunbeam <text:s/>4096 Apr 17 13:57 <text:s/>app3-server</text:p>
      <text:p text:style-name="P7">4718698 drwxr-xr-x <text:s text:c="2"/>5 sunbeam sunbeam <text:s/>4096 Apr 24 21:58 <text:s/>Desktop</text:p>
      <text:p text:style-name="P7">4718702 drwxr-xr-x <text:s/>10 sunbeam sunbeam <text:s/>4096 Apr 23 22:25 <text:s/>Documents</text:p>
      <text:p text:style-name="P7">4718699 drwxr-xr-x <text:s text:c="2"/>4 sunbeam sunbeam <text:s/>4096 May 13 14:18 <text:s/>Downloads</text:p>
      <text:p text:style-name="P7"/>
      <text:p text:style-name="P8">que-5-4. List the contents of the subdirectory</text:p>
      <text:p text:style-name="P9"><text:span text:style-name="T3"><text:s/></text:span>ls -R</text:p>
      <text:p text:style-name="Preformatted_20_Text">.:</text:p>
      <text:p text:style-name="Preformatted_20_Text"><text:span text:style-name="T2">bw</text:span> <text:s/><text:span text:style-name="T2">hw</text:span></text:p>
      <text:p text:style-name="Preformatted_20_Text"/>
      <text:p text:style-name="Preformatted_20_Text">./bw:</text:p>
      <text:p text:style-name="Preformatted_20_Text"/>
      <text:p text:style-name="Preformatted_20_Text">./hw:</text:p>
      <text:p text:style-name="P1">movies1.txt <text:s/>movies2.txt</text:p>
      <text:p text:style-name="P8"/>
      <text:p text:style-name="P8">que-5 Create a file, write your surname and name in it and</text:p>
      <text:p text:style-name="P8">save.</text:p>
      <text:p text:style-name="P8"><text:soft-page-break/>i. now open the same file and add your address in it and</text:p>
      <text:p text:style-name="P8">save.</text:p>
      <text:p text:style-name="P8">ii. reopen the same file and check your name and address in</text:p>
      <text:p text:style-name="P8">it.</text:p>
      <text:p text:style-name="P8"/>
      <text:p text:style-name="P3"><text:s/>cat &gt;self.txt</text:p>
      <text:p text:style-name="Preformatted_20_Text">harshal shedge</text:p>
      <text:p text:style-name="Preformatted_20_Text"><text:span text:style-name="T4">sunbeam@sunbeam-Lenovo-IdeaPad-S340-15IWL</text:span>:<text:span text:style-name="T2">~</text:span>$ cat &gt;&gt; self.txt</text:p>
      <text:p text:style-name="Preformatted_20_Text">satara</text:p>
      <text:p text:style-name="Preformatted_20_Text"><text:span text:style-name="T4">sunbeam@sunbeam-Lenovo-IdeaPad-S340-15IWL</text:span>:<text:span text:style-name="T2">~</text:span>$ cat self.txt</text:p>
      <text:p text:style-name="Preformatted_20_Text">harshal shedge</text:p>
      <text:p text:style-name="P1">satara</text:p>
      <text:p text:style-name="P8">que-6-how to change the time stamp of file (man touch)</text:p>
      <text:p text:style-name="P3">touch -a self.txt</text:p>
      <text:p text:style-name="Preformatted_20_Text"><text:span text:style-name="T4">sunbeam@sunbeam-Lenovo-IdeaPad-S340-15IWL</text:span>:<text:span text:style-name="T2">~</text:span>$ ls -l self.txt</text:p>
      <text:p text:style-name="P1">-rw-rw-r-- 1 sunbeam sunbeam 22 Jun <text:s/>1 17:40 self.txt</text:p>
      <text:p text:style-name="P10">que-7-7. Create directory structure : Give following commands ,</text:p>
      <text:p text:style-name="P10">-&gt; mkdir one</text:p>
      <text:p text:style-name="P10">-&gt; cd one</text:p>
      <text:p text:style-name="P10">-&gt; touch 1.txt 11.txt 111.txt</text:p>
      <text:p text:style-name="P10">-&gt; mkdir two</text:p>
      <text:p text:style-name="P10">-&gt; cd two</text:p>
      <text:p text:style-name="P10">-&gt; touch 2.txt 22.txt 222.txt</text:p>
      <text:p text:style-name="P10">-&gt; mkdir three</text:p>
      <text:p text:style-name="P10">-&gt; cd three</text:p>
      <text:p text:style-name="P10">-&gt; touch 3.txt 33.txt 333.txt</text:p>
      <text:p text:style-name="P10">-&gt; mkdir four</text:p>
      <text:p text:style-name="P10">-&gt; cd four</text:p>
      <text:p text:style-name="P10">-&gt; touch 4.txt 44.txt 444.txt</text:p>
      <text:p text:style-name="P10">-&gt; mkdir five</text:p>
      <text:p text:style-name="P10">-&gt; cd five</text:p>
      <text:p text:style-name="P10">-&gt; touch 5.txt 55.txt 555.txt</text:p>
      <text:p text:style-name="P10">-&gt; cd ~ (i.e. go to your home directory)</text:p>
      <text:p text:style-name="P10"/>
      <text:p text:style-name="P10"/>
      <text:p text:style-name="P3"><text:span text:style-name="T4">sunbeam@sunbeam-Lenovo-IdeaPad-S340-15IWL</text:span>:<text:span text:style-name="T2">~</text:span>$ mkdir one</text:p>
      <text:p text:style-name="Preformatted_20_Text"><text:span text:style-name="T4">sunbeam@sunbeam-Lenovo-IdeaPad-S340-15IWL</text:span>:<text:span text:style-name="T2">~</text:span>$ cd one</text:p>
      <text:p text:style-name="Preformatted_20_Text"><text:span text:style-name="T4">sunbeam@sunbeam-Lenovo-IdeaPad-S340-15IWL</text:span>:<text:span text:style-name="T2">~/one</text:span>$ touch 1.txt 11.txt 111.txt</text:p>
      <text:p text:style-name="Preformatted_20_Text"><text:span text:style-name="T4">sunbeam@sunbeam-Lenovo-IdeaPad-S340-15IWL</text:span>:<text:span text:style-name="T2">~/one</text:span>$ mkdir two</text:p>
      <text:p text:style-name="Preformatted_20_Text"><text:span text:style-name="T4">sunbeam@sunbeam-Lenovo-IdeaPad-S340-15IWL</text:span>:<text:span text:style-name="T2">~/one</text:span>$ cd two</text:p>
      <text:p text:style-name="Preformatted_20_Text"><text:span text:style-name="T4">sunbeam@sunbeam-Lenovo-IdeaPad-S340-15IWL</text:span>:<text:span text:style-name="T2">~/one/two</text:span>$ touch 2.txt 22.txt 222.txt</text:p>
      <text:p text:style-name="Preformatted_20_Text"><text:span text:style-name="T4">sunbeam@sunbeam-Lenovo-IdeaPad-S340-15IWL</text:span>:<text:span text:style-name="T2">~/one/two</text:span>$ mkdir three</text:p>
      <text:p text:style-name="Preformatted_20_Text"><text:span text:style-name="T4">sunbeam@sunbeam-Lenovo-IdeaPad-S340-15IWL</text:span>:<text:span text:style-name="T2">~/one/two</text:span>$ cd three</text:p>
      <text:p text:style-name="Preformatted_20_Text"><text:span text:style-name="T4">sunbeam@sunbeam-Lenovo-IdeaPad-S340-15IWL</text:span>:<text:span text:style-name="T2">~/one/two/three</text:span>$ touch 3.txt 33.txt 333.txt</text:p>
      <text:p text:style-name="Preformatted_20_Text"><text:span text:style-name="T4">sunbeam@sunbeam-Lenovo-IdeaPad-S340-15IWL</text:span>:<text:span text:style-name="T2">~/one/two/three</text:span>$ mkdir four</text:p>
      <text:p text:style-name="Preformatted_20_Text"><text:span text:style-name="T4">sunbeam@sunbeam-Lenovo-IdeaPad-S340-15IWL</text:span>:<text:span text:style-name="T2">~/one/two/three</text:span>$ cd four</text:p>
      <text:p text:style-name="Preformatted_20_Text"><text:span text:style-name="T4">sunbeam@sunbeam-Lenovo-IdeaPad-S340-15IWL</text:span>:<text:span text:style-name="T2">~/one/two/three/four</text:span>$ touch 4.txt 44.txt 444.txt</text:p>
      <text:p text:style-name="Preformatted_20_Text"><text:span text:style-name="T4">sunbeam@sunbeam-Lenovo-IdeaPad-S340-15IWL</text:span>:<text:span text:style-name="T2">~/one/two/three/four</text:span>$ mkdir five</text:p>
      <text:p text:style-name="Preformatted_20_Text"><text:span text:style-name="T4">sunbeam@sunbeam-Lenovo-IdeaPad-S340-15IWL</text:span>:<text:span text:style-name="T2">~/one/two/three/four</text:span>$ cd five</text:p>
      <text:p text:style-name="Preformatted_20_Text"><text:span text:style-name="T4">sunbeam@sunbeam-Lenovo-IdeaPad-S340-15IWL</text:span>:<text:span text:style-name="T2">~/one/two/three/four/five</text:span>$ touch 5.txt 55.txt 555.txt</text:p>
      <text:p text:style-name="Preformatted_20_Text"><text:span text:style-name="T4">sunbeam@sunbeam-Lenovo-IdeaPad-S340-15IWL</text:span>:<text:span text:style-name="T2">~/one/two/three/four/five</text:span>$ cd ~</text:p>
      <text:p text:style-name="Preformatted_20_Text"><text:span text:style-name="T4">sunbeam@sunbeam-Lenovo-IdeaPad-S340-15IWL</text:span>:<text:span text:style-name="T2">~</text:span>$ pwd</text:p>
      <text:p text:style-name="Preformatted_20_Text">/home/sunbeam</text:p>
      <text:p text:style-name="Preformatted_20_Text"><text:soft-page-break/><text:span text:style-name="T4">sunbeam@sunbeam-Lenovo-IdeaPad-S340-15IWL</text:span>:<text:span text:style-name="T2">~</text:span>$ tree one</text:p>
      <text:p text:style-name="P4">one</text:p>
      <text:p text:style-name="Preformatted_20_Text">├── 111.txt</text:p>
      <text:p text:style-name="Preformatted_20_Text">├── 11.txt</text:p>
      <text:p text:style-name="Preformatted_20_Text">├── 1.txt</text:p>
      <text:p text:style-name="Preformatted_20_Text">└── <text:span text:style-name="T2">two</text:span></text:p>
      <text:p text:style-name="Preformatted_20_Text"><text:s text:c="4"/>├── 222.txt</text:p>
      <text:p text:style-name="Preformatted_20_Text"><text:s text:c="4"/>├── 22.txt</text:p>
      <text:p text:style-name="Preformatted_20_Text"><text:s text:c="4"/>├── 2.txt</text:p>
      <text:p text:style-name="Preformatted_20_Text"><text:s text:c="4"/>└── <text:span text:style-name="T2">three</text:span></text:p>
      <text:p text:style-name="Preformatted_20_Text"><text:s text:c="8"/>├── 333.txt</text:p>
      <text:p text:style-name="Preformatted_20_Text"><text:s text:c="8"/>├── 33.txt</text:p>
      <text:p text:style-name="Preformatted_20_Text"><text:s text:c="8"/>├── 3.txt</text:p>
      <text:p text:style-name="Preformatted_20_Text"><text:s text:c="8"/>└── <text:span text:style-name="T2">four</text:span></text:p>
      <text:p text:style-name="Preformatted_20_Text"><text:s text:c="12"/>├── 444.txt</text:p>
      <text:p text:style-name="Preformatted_20_Text"><text:s text:c="12"/>├── 44.txt</text:p>
      <text:p text:style-name="Preformatted_20_Text"><text:s text:c="12"/>├── 4.txt</text:p>
      <text:p text:style-name="Preformatted_20_Text"><text:s text:c="12"/>└── <text:span text:style-name="T2">five</text:span></text:p>
      <text:p text:style-name="Preformatted_20_Text"><text:s text:c="16"/>├── 555.txt</text:p>
      <text:p text:style-name="Preformatted_20_Text"><text:s text:c="16"/>├── 55.txt</text:p>
      <text:p text:style-name="Preformatted_20_Text"><text:s text:c="16"/>└── 5.txt</text:p>
      <text:p text:style-name="Preformatted_20_Text"/>
      <text:p text:style-name="P1">4 directories, 15 files</text:p>
      <text:p text:style-name="P11">que-8-8. Considering above directory structure , Do following</text:p>
      <text:p text:style-name="P11">operations :</text:p>
      <text:p text:style-name="P11">i. list the directory contents of directory named</text:p>
      <text:p text:style-name="P11">"five" from current directory (i.e. home directory).</text:p>
      <text:p text:style-name="P11">1ii. write your name in a file named "44.txt" of</text:p>
      <text:p text:style-name="P11">directory "four" from current directory.</text:p>
      <text:p text:style-name="P11">iii. remove the file named "555.txt" from directory</text:p>
      <text:p text:style-name="P11">"five" from current directory.</text:p>
      <text:p text:style-name="P11">iv. change directory to five</text:p>
      <text:p text:style-name="P11">one/two/three/four/five/ ).</text:p>
      <text:p text:style-name="P11">( i.e. cd</text:p>
      <text:p text:style-name="P11">v. write your course name in file named "3.txt" which</text:p>
      <text:p text:style-name="P11">resides in directory "three" from current directory (i.e.</text:p>
      <text:p text:style-name="P11">five).also read the same file.</text:p>
      <text:p text:style-name="P11">vi. list the contents of directory "two" from current</text:p>
      <text:p text:style-name="P11">directory (i.e. five).</text:p>
      <text:p text:style-name="P11">vii. remove file named "222.txt" which belongs to</text:p>
      <text:p text:style-name="P11">directory "two" from current directory (i.e. five)</text:p>
      <text:p text:style-name="P11">viii. now change the directory to "one"</text:p>
      <text:p text:style-name="P11">ix. remove all files only from directory named "five"</text:p>
      <text:p text:style-name="P11">from current directory (i.e. one)</text:p>
      <text:p text:style-name="P11">x. remove directory named "five" from current directory</text:p>
      <text:p text:style-name="P11">(i.e. one)</text:p>
      <text:p text:style-name="P11">xi. remove whole directory named "four" from current</text:p>
      <text:p text:style-name="P11">directory (i.e. one)</text:p>
      <text:p text:style-name="P11">xii. change to your home directory.</text:p>
      <text:p text:style-name="P11"/>
      <text:p text:style-name="P12"><text:span text:style-name="T5">1-</text:span>ls two/three/four/five/</text:p>
      <text:p text:style-name="P1">555.txt <text:s/>55.txt <text:s/>5.txt</text:p>
      <text:p text:style-name="P14"><text:span text:style-name="T6">2-</text:span>cat &gt;&gt;two/three/four/44.txt</text:p>
      <text:p text:style-name="Preformatted_20_Text">harshal shedge</text:p>
      <text:p text:style-name="Preformatted_20_Text"><text:span text:style-name="T4">sunbeam@sunbeam-Lenovo-IdeaPad-S340-15IWL</text:span>:<text:span text:style-name="T2">~/one</text:span>$ cat two/three/four/44.txt</text:p>
      <text:p text:style-name="P1"><text:soft-page-break/>harshal shedge</text:p>
      <text:p text:style-name="P13"/>
      <text:p text:style-name="P13">3-rm two/three/four/five/555.txt</text:p>
      <text:p text:style-name="P13"/>
      <text:p text:style-name="P16"><text:span text:style-name="T7">4-</text:span>cd two/three/four/five</text:p>
      <text:p text:style-name="P15"/>
      <text:p text:style-name="P16"><text:span text:style-name="T7">5-</text:span>cat &gt;&gt; /home/sunbeam/one/two/three/3.txt</text:p>
      <text:p text:style-name="Preformatted_20_Text">cdac dac</text:p>
      <text:p text:style-name="Preformatted_20_Text"><text:span text:style-name="T4">sunbeam@sunbeam-Lenovo-IdeaPad-S340-15IWL</text:span>:<text:span text:style-name="T2">~/one/two/three/four/five</text:span>$ cat /home/sunbeam/one/two/three/3.txt</text:p>
      <text:p text:style-name="P1">cdac dac</text:p>
      <text:p text:style-name="P15"/>
      <text:p text:style-name="P17">6-ls -l /home/sunbeam/one/two/</text:p>
      <text:p text:style-name="P17">total 4</text:p>
      <text:p text:style-name="P17">-rw-rw-r-- 1 sunbeam sunbeam <text:s text:c="3"/>0 Jun <text:s/>1 17:51 222.txt</text:p>
      <text:p text:style-name="P17">-rw-rw-r-- 1 sunbeam sunbeam <text:s text:c="3"/>0 Jun <text:s/>1 17:51 22.txt</text:p>
      <text:p text:style-name="P17">-rw-rw-r-- 1 sunbeam sunbeam <text:s text:c="3"/>0 Jun <text:s/>1 17:51 2.txt</text:p>
      <text:p text:style-name="P17">drwxrwxr-x 3 sunbeam sunbeam 4096 Jun <text:s/>1 17:51 three</text:p>
      <text:p text:style-name="P17"/>
      <text:p text:style-name="P18"><text:span text:style-name="T8">7-</text:span>rm /home/sunbeam/one/two/222.txt</text:p>
      <text:p text:style-name="P17"/>
      <text:p text:style-name="P18"><text:span text:style-name="T8">8.</text:span> cd /home/sunbeam/one</text:p>
      <text:p text:style-name="P17"/>
      <text:p text:style-name="P17">9.rm -R two/three/four/five/</text:p>
      <text:p text:style-name="P17"/>
      <text:p text:style-name="P19">10-rm -r two/three/four</text:p>
      <text:p text:style-name="P19">sunbeam@sunbeam-Lenovo-IdeaPad-S340-15IWL:~/one$ tree</text:p>
      <text:p text:style-name="P19">.</text:p>
      <text:p text:style-name="P19">├── 111.txt</text:p>
      <text:p text:style-name="P19">├── 11.txt</text:p>
      <text:p text:style-name="P19">├── 1.txt</text:p>
      <text:p text:style-name="P19">└── two</text:p>
      <text:p text:style-name="P19"><text:s text:c="4"/>├── 22.txt</text:p>
      <text:p text:style-name="P19"><text:s text:c="4"/>├── 2.txt</text:p>
      <text:p text:style-name="P19"><text:s text:c="4"/>└── three</text:p>
      <text:p text:style-name="P19"><text:s text:c="8"/>├── 333.txt</text:p>
      <text:p text:style-name="P19"><text:s text:c="8"/>├── 33.txt</text:p>
      <text:p text:style-name="P19"><text:s text:c="8"/>└── 3.txt</text:p>
      <text:p text:style-name="P19"/>
      <text:p text:style-name="P19">11-touch two/three/3.txt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10:13.631039309</meta:creation-date>
    <meta:generator>LibreOffice/7.3.7.2$Linux_X86_64 LibreOffice_project/30$Build-2</meta:generator>
    <dc:date>2024-06-01T18:41:30.849715578</dc:date>
    <meta:editing-duration>PT8M41S</meta:editing-duration>
    <meta:editing-cycles>1</meta:editing-cycles>
    <meta:document-statistic meta:table-count="0" meta:image-count="0" meta:object-count="0" meta:page-count="4" meta:paragraph-count="182" meta:word-count="891" meta:character-count="6762" meta:non-whitespace-character-count="5708"/>
  </office:meta>
</office:document-meta>
</file>